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36cm" fo:min-width="2.7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49cm" fo:min-width="5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cm" fo:min-width="1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48cm" fo:min-width="1.90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5cm" fo:min-width="4.9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3.028cm" fo:min-width="5.3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6cm" svg:height="2.1cm" svg:x="4.5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8cm" svg:y1="3.8cm" svg:x2="9cm" svg:y2="4.3cm" draw:start-shape="id1" draw:start-glue-point="8" draw:end-shape="id2" draw:end-glue-point="0" svg:d="M6800 3800l2200 500" svg:viewBox="0 0 2201 501">
          <text:p/>
        </draw:connector>
        <draw:custom-shape draw:style-name="gr3" draw:text-style-name="P4" xml:id="id2" draw:id="id2" draw:layer="layout" svg:width="5.8cm" svg:height="2.099cm" draw:transform="skewX (0.444535360482956) translate (6.1cm 4.3cm)">
          <text:p text:style-name="P1"><text:span text:style-name="T1">Pobierz liczbę </text:span></text:p>
          <text:p text:style-name="P1"><text:span text:style-name="T1">od użytkownik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1cm" svg:height="2.9cm" svg:x="10cm" svg:y="8.1cm">
          <text:p text:style-name="P1"><text:span text:style-name="T1">m &l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8cm" svg:y1="6.399cm" svg:x2="12.05cm" svg:y2="8.1cm" draw:start-shape="id2" draw:start-glue-point="2" draw:end-shape="id3" draw:end-glue-point="4" svg:d="M8000 6399l4050 1701" svg:viewBox="0 0 4051 1702">
          <text:p/>
        </draw:connector>
        <draw:connector draw:style-name="gr5" draw:text-style-name="P3" draw:layer="layout" svg:x1="14.1cm" svg:y1="9.55cm" svg:x2="11.4cm" svg:y2="5.349cm" draw:start-shape="id3" draw:start-glue-point="7" draw:end-shape="id2" draw:end-glue-point="1" svg:d="M14100 9550h502v-4201h-3202" svg:viewBox="0 0 3203 4202">
          <text:p text:style-name="P1"><text:s text:c="17"/>Tak</text:p>
        </draw:connector>
        <draw:connector draw:style-name="gr5" draw:text-style-name="P3" draw:layer="layout" svg:x1="10cm" svg:y1="9.55cm" svg:x2="8.4cm" svg:y2="12.95cm" draw:start-shape="id3" draw:start-glue-point="5" draw:end-shape="id4" draw:end-glue-point="3" svg:d="M10000 9550h-2101v3400h501" svg:viewBox="0 0 2102 3401">
          <text:p text:style-name="P1">Nie</text:p>
        </draw:connector>
        <draw:connector draw:style-name="gr2" draw:text-style-name="P3" draw:layer="layout" draw:type="line" svg:x1="11.1cm" svg:y1="14.1cm" svg:x2="9.985cm" svg:y2="15.917cm" draw:start-shape="id4" draw:start-glue-point="2" draw:end-shape="id5" draw:end-glue-point="0" svg:d="M11100 14100l-1115 1817" svg:viewBox="0 0 1116 1818">
          <text:p/>
        </draw:connector>
        <draw:connector draw:style-name="gr2" draw:text-style-name="P3" draw:layer="layout" draw:type="line" svg:x1="12.909cm" svg:y1="17.539cm" svg:x2="14cm" svg:y2="18cm" draw:start-shape="id5" draw:start-glue-point="1" draw:end-shape="id6" draw:end-glue-point="6" svg:d="M12909 17539l1091 461" svg:viewBox="0 0 1092 462">
          <text:p/>
        </draw:connector>
        <draw:custom-shape draw:style-name="gr6" draw:text-style-name="P2" xml:id="id6" draw:id="id6" draw:layer="layout" svg:width="3.4cm" svg:height="2.4cm" svg:x="14cm" svg:y="16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5.4cm" svg:height="2.3cm" svg:x="8.4cm" svg:y="11.8cm">
          <text:p text:style-name="P1"><text:span text:style-name="T1">Znajdź elementy </text:span></text:p>
          <text:p text:style-name="P1"><text:span text:style-name="T1">ze zbioru</text:span></text:p>
          <text:p text:style-name="P1"><text:span text:style-name="T1"><text:s/></text:span><text:span text:style-name="T1">&lt;0, m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5" draw:id="id5" draw:layer="layout" svg:width="5.829cm" svg:height="3.278cm" draw:transform="rotate (0.00575958653158129) translate (7.071cm 15.934cm)">
          <text:p text:style-name="P5"><text:span text:style-name="T1">Wydrukuj drugą potęgę </text:span></text:p>
          <text:p text:style-name="P1"><text:span text:style-name="T1">liczb z podanego</text:span></text:p>
          <text:p text:style-name="P1"><text:span text:style-name="T1">przedział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2:00:42.730000000</meta:creation-date>
    <dc:date>2018-10-03T08:40:31.778809225</dc:date>
    <meta:editing-duration>PT19M16S</meta:editing-duration>
    <meta:editing-cycles>7</meta:editing-cycles>
    <meta:generator>LibreOffice/6.0.3.2$Linux_X86_64 LibreOffice_project/00m0$Build-2</meta:generator>
    <meta:document-statistic meta:object-count="12"/>
  </office:meta>
</office:document-meta>
</file>